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color="#000000" style:font-name="Tahoma2" fo:font-size="10pt"/>
    </style:style>
    <style:style style:name="P12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3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4" style:family="paragraph" style:parent-style-name="Text_20_body">
      <style:paragraph-properties fo:margin-left="0cm" fo:margin-right="0cm" fo:margin-top="0.199cm" fo:margin-bottom="0.199cm" fo:text-align="start" style:justify-single-word="false" fo:text-indent="1.199cm" style:auto-text-indent="false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  <style:text-properties style:font-name-complex="Arial"/>
    </style:style>
    <style:style style:name="P16" style:family="paragraph" style:parent-style-name="Text_20_body">
      <style:paragraph-properties fo:margin-left="0cm" fo:margin-right="0cm" fo:margin-top="0cm" fo:margin-bottom="0cm" fo:text-indent="1.199cm" style:auto-text-indent="false"/>
      <style:text-properties fo:color="#000000" style:font-name="Tahoma2" fo:font-size="10pt"/>
    </style:style>
    <style:style style:name="P17" style:family="paragraph" style:parent-style-name="Text_20_body">
      <style:paragraph-properties fo:margin-left="0cm" fo:margin-right="0cm" fo:margin-top="0cm" fo:margin-bottom="0cm" fo:text-align="justify" style:justify-single-word="false" fo:text-indent="1.199cm" style:auto-text-indent="false"/>
      <style:text-properties fo:color="#000000" style:font-name="Tahoma2" fo:font-size="10pt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Heading_20_1">
      <style:text-properties fo:language="pt" fo:country="BR"/>
    </style:style>
    <style:style style:name="P20" style:family="paragraph" style:parent-style-name="Heading_20_1">
      <style:paragraph-properties fo:margin-left="0cm" fo:margin-right="0cm" fo:text-indent="0.499cm" style:auto-text-indent="false"/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ahoma1" fo:font-size="10pt" style:font-size-asian="10pt" style:font-name-complex="Arial" style:font-size-complex="10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>Food Delivery Web</text:p>
      <text:p text:style-name="P2">Especificação de 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3">
            <text:p text:style-name="P3">13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Original</text:p>
          </table:table-cell>
          <table:table-cell table:style-name="Tabela1.D2" office:value-type="string">
            <text:p text:style-name="P3">Pedr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0">Manter Cliente</text:p>
      <text:h text:style-name="P19" text:outline-level="1">Breve Descrição</text:h>
      <text:p text:style-name="Text_20_body">Este caso de uso permite a manutenção do cadastro de clientes e consulta às informações dos clientes.</text:p>
      <text:h text:style-name="P19" text:outline-level="1">Referências </text:h>
      <text:p text:style-name="Text_20_body">Não há.</text:p>
      <text:h text:style-name="P19" text:outline-level="1">Atores</text:h>
      <text:p text:style-name="Text_20_body">Administrador</text:p>
      <text:h text:style-name="P19" text:outline-level="1">Pré-condições</text:h>
      <text:p text:style-name="Text_20_body">Realizar login no sistema.</text:p>
      <text:h text:style-name="P19" text:outline-level="1">Fluxos de Eventos</text:h>
      <text:h text:style-name="Heading_20_2" text:outline-level="2">Fluxo Básico</text:h>
      <text:p text:style-name="P11">Este caso de uso começa quando o ator seleciona a opção Cliente no menu Administração:</text:p>
      <text:p text:style-name="P17">1. O sistema apresenta a grade com os clientes cadastrados mostrando Nome, Email, CEP e CPF ordenada por nome, e um painel com as opções de Visualizar Detalhes, Pesquisar Cliente, Incluir Cliente, Alterar Cliente e Excluir Cliente.</text:p>
      <text:p text:style-name="P16">2. O caso de uso se encerra.</text:p>
      <text:h text:style-name="Heading_20_2" text:outline-level="2">Fluxos Alternativos</text:h>
      <text:p text:style-name="P12">A1 – Visualizar Detalhes</text:p>
      <text:p text:style-name="Text_20_body">No passo 1 do fluxo básico: </text:p>
      <text:p text:style-name="P14">1. O ator seleciona, na grade de valores, a linha para visualização e seleciona <text:s/>a opção Visualizar Detalhes.</text:p>
      <text:p text:style-name="P13"><text:soft-page-break/>2. O sistema exibe um formulário com os campos: <text:span text:style-name="T3">nome, email, senha, endereço, ponto de referência, CEP, telefone fixo, celular, data de nascimento, sexo e CPF preenchidos com os valores salvos no banco de dados e um painel com a opção Voltar.</text:span></text:p>
      <text:p text:style-name="P13">3. O ator seleciona a opção Voltar.</text:p>
      <text:p text:style-name="P15">4. O sistema retorna ao passo 1 do fluxo básico.</text:p>
      <text:p text:style-name="P12">A2 – Pesquisar Cliente</text:p>
      <text:p text:style-name="Text_20_body">No passo 1 do fluxo básico: </text:p>
      <text:p text:style-name="P14">1. O ator seleciona seleciona <text:s/>a opção Pesquisar Cliente.</text:p>
      <text:p text:style-name="P13">2. O sistema exibe um formulário com os campos: <text:span text:style-name="T3">nome, email, senha, endereço, ponto de referência, CEP, telefone fixo, celular, data de nascimento, sexo e CPF em branco e um painel com a opção Pesquisar.</text:span></text:p>
      <text:p text:style-name="P13">3. O ator informa os valores dos dados.</text:p>
      <text:p text:style-name="P13">4. O ator seleciona a opção Pesquisar.</text:p>
      <text:p text:style-name="P13">5. O sistema pesquisa no banco de dados os clientes que contenham os mesmos valores dos campos preenchidos.</text:p>
      <text:p text:style-name="P13">6. O sistema retorna ao passo 1 do fluxo básico mostrando na grade apenas os clientes que estiverem no resultado da pesquisa.</text:p>
      <text:p text:style-name="P12">A3 – Incluir Cliente</text:p>
      <text:p text:style-name="Text_20_body">No passo 1 do fluxo básico: </text:p>
      <text:p text:style-name="P14">1. O ator seleciona seleciona <text:s/>a opção Incluir Cliente.</text:p>
      <text:p text:style-name="P13">2. O sistema exibe um formulário com os campos: <text:span text:style-name="T3">nome, email, senha, endereço, ponto de referência, CEP, telefone fixo, celular, data de nascimento, sexo e CPF em branco e um painel com a opção Salvar.</text:span></text:p>
      <text:p text:style-name="P13">3. O ator informa os valores dos dados.</text:p>
      <text:p text:style-name="P13">4. O ator seleciona a opção Salvar.</text:p>
      <text:p text:style-name="P13">5. <text:span text:style-name="T2">O sistema valida os dados digitados conforme a regra de negocio “RN1 – Validação ao Incluir ou Alterar dados de Cliente” </text:span></text:p>
      <text:p text:style-name="P13">6. O sistema inclui os dados do cliente na base de dados e exibe a mensagem “Cliente cadastrado com sucesso”.</text:p>
      <text:p text:style-name="P13">7. O sistema retorna ao passo 1 do fluxo básico.</text:p>
      <text:p text:style-name="P12">A4 – Alterar Cliente</text:p>
      <text:p text:style-name="Text_20_body">No passo 1 do fluxo básico: </text:p>
      <text:p text:style-name="P14">1. O ator seleciona, na grade de valores, a linha para alteração e seleciona <text:s/>a opção Alterar Cliente.</text:p>
      <text:p text:style-name="P13">2. O sistema exibe um formulário com os campos: <text:span text:style-name="T3">nome, endereço, ponto de referência, CEP, telefone fixo, celular, data de nascimento, sexo e CPF preenchidos com os valores salvos no banco de dados e um painel com a opção Salvar.</text:span></text:p>
      <text:p text:style-name="P13">3. O ator altera os valores dos dados.</text:p>
      <text:p text:style-name="P13">4. O ator seleciona a opção Salvar.</text:p>
      <text:p text:style-name="P13"><text:soft-page-break/>5.<text:span text:style-name="T2">O sistema valida os dados digitados conforme a regra de negocio “RN1 – Validação ao Incluir ou Alterar dados de Cliente” </text:span></text:p>
      <text:p text:style-name="P13">6. O sistema altera os dados do cliente na base de dados e exibe a mensagem “Cliente alterado com sucesso”.</text:p>
      <text:p text:style-name="P15">7. O sistema retorna ao passo 1 do fluxo básico.</text:p>
      <text:p text:style-name="P12">A4 – Excluir Cliente</text:p>
      <text:p text:style-name="Text_20_body">No passo 1 do fluxo básico: </text:p>
      <text:p text:style-name="P14">1. O ator seleciona, na grade de valores, a linha para alteração e seleciona a opção Excluir Cliente.</text:p>
      <text:p text:style-name="P13">2. <text:span text:style-name="T2">O sistema valida a exclusão conforme a regra de negocio “RN2 - Validação ao Excluir Cliente” </text:span>.</text:p>
      <text:p text:style-name="P13">3. O sistema exclui os dados do cliente na base de dados e exibe a mensagem “Cliente excluído com sucesso”.</text:p>
      <text:p text:style-name="P15">4. O sistema retorna ao passo 1 do fluxo básico.</text:p>
      <text:h text:style-name="P20" text:outline-level="1">Pontos de Extensão</text:h>
      <text:p text:style-name="Text_20_body">Não há.</text:p>
      <text:h text:style-name="P19" text:outline-level="1">Casos de Uso Incluídos</text:h>
      <text:p text:style-name="Text_20_body">Não há.</text:p>
      <text:h text:style-name="P19" text:outline-level="1">Pós-Condições</text:h>
      <text:h text:style-name="P19" text:outline-level="1">Outros Diagramas</text:h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08:57:44.52</dc:date>
    <meta:editing-cycles>23</meta:editing-cycles>
    <meta:editing-duration>PT03H45M32S</meta:editing-duration>
    <meta:generator>OpenOffice.org/3.1$Win32 OpenOffice.org_project/310m11$Build-9399</meta:generator>
    <dc:creator>Pedro </dc:creator>
    <meta:document-statistic meta:table-count="1" meta:image-count="0" meta:object-count="0" meta:page-count="3" meta:paragraph-count="72" meta:word-count="686" meta:character-count="3772"/>
    <meta:user-defined meta:name="ReqProMenus" meta:value-type="boolean">false</meta:user-defined>
  </office:meta>
</office:document-meta>
</file>